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20_07-39-40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738403 E-139-34-48.995361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0_07-40-01_000.jpg</text:p>
          </table:table-cell>
          <table:table-cell table:style-name="ce20" office:value-type="string">
            <text:p>:m :th / 人と人との間のデコボコ、すき間；埋めてくれるのが、神様</text:p>
          </table:table-cell>
          <table:table-cell table:style-name="ce3"/>
          <table:table-cell table:style-name="ce3"/>
          <table:table-cell table:style-name="ce3" office:value-type="string">
            <text:p>N-35-35-28.62854 E-139-34-49.544677</text:p>
          </table:table-cell>
          <table:table-cell table:style-name="ce32" table:formula="of:=IF([.E3]=&quot;&quot;;[.C3];CONCATENATE([.C3];&quot; / &quot;;[.E3]))" office:value-type="string" office:string-value=":m :th / 人と人との間のデコボコ、すき間；埋めてくれるのが、神様">
            <text:p>:m :th / 人と人との間のデコボコ、すき間；埋めてくれるのが、神様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20_09-28-09_000.jpg</text:p>
          </table:table-cell>
          <table:table-cell table:style-name="ce20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614807 E-139-34-49.544677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0_10-29-00_000.jpg</text:p>
          </table:table-cell>
          <table:table-cell table:style-name="ce20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765869 E-139-34-48.940429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0_15-42-51_000.jpg</text:p>
          </table:table-cell>
          <table:table-cell table:style-name="ce6" office:value-type="string">
            <text:p>:m music / log / kb / || s.1:et-N,positio-table,chord=C;C#;D;D#;E</text:p>
          </table:table-cell>
          <table:table-cell table:style-name="ce23"/>
          <table:table-cell table:style-name="ce3"/>
          <table:table-cell table:style-name="ce3" office:value-type="string">
            <text:p>N-35-35-28.903198 E-139-34-49.764404</text:p>
          </table:table-cell>
          <table:table-cell table:style-name="ce32" table:formula="of:=IF([.E6]=&quot;&quot;;[.C6];CONCATENATE([.C6];&quot; / &quot;;[.E6]))" office:value-type="string" office:string-value=":m music / log / kb / || s.1:et-N,positio-table,chord=C;C#;D;D#;E">
            <text:p>:m music / log / kb / || s.1:et-N,positio-table,chord=C;C#;D;D#;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0_19-03-26_000.jpg</text:p>
          </table:table-cell>
          <table:table-cell table:style-name="ce6" office:value-type="string">
            <text:p>:m music / log / kb / || s.1:genre=memo,sc=dorian,k.C,chord=major-flat-3;minor-5,RH=,LH=,BH=,video=vid-5:4.16~;4.35~;4.45~:minor-1_major-flat-2,note=</text:p>
          </table:table-cell>
          <table:table-cell table:style-name="ce14"/>
          <table:table-cell table:style-name="ce3"/>
          <table:table-cell table:style-name="ce3"/>
          <table:table-cell table:style-name="ce32" table:formula="of:=IF([.E7]=&quot;&quot;;[.C7];CONCATENATE([.C7];&quot; / &quot;;[.E7]))" office:value-type="string" office:string-value=":m music / log / kb / || s.1:genre=memo,sc=dorian,k.C,chord=major-flat-3;minor-5,RH=,LH=,BH=,video=vid-5:4.16~;4.35~;4.45~:minor-1_major-flat-2,note=">
            <text:p>:m music / log / kb / || s.1:genre=memo,sc=dorian,k.C,chord=major-flat-3;minor-5,RH=,LH=,BH=,video=vid-5:4.16~;4.35~;4.45~:minor-1_major-flat-2,note=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0_20-15-42_000.jpg</text:p>
          </table:table-cell>
          <table:table-cell table:style-name="ce20" office:value-type="string">
            <text:p>:m :th / fxのprogやったあと、humbleになる；aweが身体に生じる；observationというのはhumbleな行為</text:p>
          </table:table-cell>
          <table:table-cell table:style-name="ce15"/>
          <table:table-cell table:style-name="ce3"/>
          <table:table-cell table:style-name="ce3" office:value-type="string">
            <text:p>N-35-35-28.72467 E-139-34-49.160156</text:p>
          </table:table-cell>
          <table:table-cell table:style-name="ce32" table:formula="of:=IF([.E8]=&quot;&quot;;[.C8];CONCATENATE([.C8];&quot; / &quot;;[.E8]))" office:value-type="string" office:string-value=":m :th / fxのprogやったあと、humbleになる；aweが身体に生じる；observationというのはhumbleな行為">
            <text:p>:m :th / fxのprogやったあと、humbleになる；aweが身体に生じる；observationというのはhumbleな行為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0_20-48-03_000.jpg</text:p>
          </table:table-cell>
          <table:table-cell table:style-name="ce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62854 E-139-34-49.544677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1_10-20-25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62854 E-139-34-49.489746</text:p>
          </table:table-cell>
          <table:table-cell table:style-name="ce32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1_10-27-02_000.jpg</text:p>
          </table:table-cell>
          <table:table-cell table:style-name="ce17" office:value-type="string">
            <text:p>:tome/ (J*) / ３０分に制限しよう；FXに充てる時間；他の時間=&gt;音楽、CO2；これらを支えるため、理解関於発達障害</text:p>
          </table:table-cell>
          <table:table-cell table:style-name="ce16"/>
          <table:table-cell table:style-name="ce3"/>
          <table:table-cell table:style-name="ce3" office:value-type="string">
            <text:p>N-35-35-28.573608 E-139-34-49.599609</text:p>
          </table:table-cell>
          <table:table-cell table:style-name="ce32" table:formula="of:=IF([.E11]=&quot;&quot;;[.C11];CONCATENATE([.C11];&quot; / &quot;;[.E11]))" office:value-type="string" office:string-value=":tome/ (J*) / ３０分に制限しよう；FXに充てる時間；他の時間=&gt;音楽、CO2；これらを支えるため、理解関於発達障害">
            <text:p>:tome/ (J*) / ３０分に制限しよう；FXに充てる時間；他の時間=&gt;音楽、CO2；これらを支えるため、理解関於発達障害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21_10-27-15_000.jpg</text:p>
          </table:table-cell>
          <table:table-cell table:style-name="ce20" office:value-type="string">
            <text:p>:m :lets / action activity / やること / kb / museで書き出してみよう；全てでなくていい；２回３回とreviewする毎に豊富化する</text:p>
          </table:table-cell>
          <table:table-cell table:style-name="ce17"/>
          <table:table-cell table:style-name="ce3"/>
          <table:table-cell table:style-name="ce3" office:value-type="string">
            <text:p>N-35-35-28.573608 E-139-34-49.599609</text:p>
          </table:table-cell>
          <table:table-cell table:style-name="ce32" table:formula="of:=IF([.E12]=&quot;&quot;;[.C12];CONCATENATE([.C12];&quot; / &quot;;[.E12]))" office:value-type="string" office:string-value=":m :lets / action activity / やること / kb / museで書き出してみよう；全てでなくていい；２回３回とreviewする毎に豊富化する">
            <text:p>:m :lets / action activity / やること / kb / museで書き出してみよう；全てでなくていい；２回３回とreviewする毎に豊富化する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21_10-27-35_000.jpg</text:p>
          </table:table-cell>
          <table:table-cell table:style-name="ce17" office:value-type="string">
            <text:p>:i :th FX / prog / * / stats / 過去２０本のチャートの形、判定の方法</text:p>
          </table:table-cell>
          <table:table-cell table:style-name="ce17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13]=&quot;&quot;;[.C13];CONCATENATE([.C13];&quot; / &quot;;[.E13]))" office:value-type="string" office:string-value=":i :th FX / prog / * / stats / 過去２０本のチャートの形、判定の方法">
            <text:p>:i :th FX / prog / * / stats / 過去２０本のチャートの形、判定の方法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21_11-40-35_000.jpg</text:p>
          </table:table-cell>
          <table:table-cell table:style-name="ce17" office:value-type="string">
            <text:p>:m 食べた物　間食 / 味噌スープ</text:p>
          </table:table-cell>
          <table:table-cell table:style-name="ce6"/>
          <table:table-cell table:style-name="ce3"/>
          <table:table-cell table:style-name="ce3" office:value-type="string">
            <text:p>N-35-35-25.14038 E-139-34-55.037841</text:p>
          </table:table-cell>
          <table:table-cell table:style-name="ce32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0_08-28-58_000.mp4</text:p>
          </table:table-cell>
          <table:table-cell table:style-name="ce6" office:value-type="string">
            <text:p>:VIDEO / @自宅 / メモ / kb,keyboard / 演奏、play / k-2020-0520-1 / et-N,sc=dorian,k.C,video=2020-0519_2208,for=octave-jump,chord=C;D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IDEO / @自宅 / メモ / kb,keyboard / 演奏、play / k-2020-0520-1 / et-N,sc=dorian,k.C,video=2020-0519_2208,for=octave-jump,chord=C;D">
            <text:p>:VIDEO / @自宅 / メモ / kb,keyboard / 演奏、play / k-2020-0520-1 / et-N,sc=dorian,k.C,video=2020-0519_2208,for=octave-jump,chord=C;D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20_15-18-40_000.mp4</text:p>
          </table:table-cell>
          <table:table-cell table:style-name="ce6" office:value-type="string">
            <text:p>:VIDEO / @自宅 / メモ / kb,keyboard / 演奏、play / k-2020-0520-2.1 / f-N,sc=dorian,k.C,chord=C;D,RH=melody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IDEO / @自宅 / メモ / kb,keyboard / 演奏、play / k-2020-0520-2.1 / f-N,sc=dorian,k.C,chord=C;D,RH=melody">
            <text:p>:VIDEO / @自宅 / メモ / kb,keyboard / 演奏、play / k-2020-0520-2.1 / f-N,sc=dorian,k.C,chord=C;D,RH=melod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0_15-38-29_000.mp4</text:p>
          </table:table-cell>
          <table:table-cell table:style-name="ce6" office:value-type="string">
            <text:p>:VIDEO / @自宅 / メモ / kb,keyboard / 演奏、play / k-2020-0520-2.2 / f-N,sc=dorian,k.C,chord=C~F,RH=harmony,LH=harmony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IDEO / @自宅 / メモ / kb,keyboard / 演奏、play / k-2020-0520-2.2 / f-N,sc=dorian,k.C,chord=C~F,RH=harmony,LH=harmony">
            <text:p>:VIDEO / @自宅 / メモ / kb,keyboard / 演奏、play / k-2020-0520-2.2 / f-N,sc=dorian,k.C,chord=C~F,RH=harmony,LH=harmon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0_18-11-58_000.mp4</text:p>
          </table:table-cell>
          <table:table-cell table:style-name="ce6" office:value-type="string">
            <text:p>:VIDEO / @自宅 / メモ / kb,keyboard / 演奏、play / k-2020-0520-3.1 / f-N,sc=major-7,k.C,chord=C~F,RH=harmony,LH=melody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kb,keyboard / 演奏、play / k-2020-0520-3.1 / f-N,sc=major-7,k.C,chord=C~F,RH=harmony,LH=melody">
            <text:p>:VIDEO / @自宅 / メモ / kb,keyboard / 演奏、play / k-2020-0520-3.1 / f-N,sc=major-7,k.C,chord=C~F,RH=harmony,LH=melody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0_18-21-19_000.mp4</text:p>
          </table:table-cell>
          <table:table-cell table:style-name="ce6" office:value-type="string">
            <text:p>:VIDEO / @自宅 / メモ / kb,keyboard / 演奏、play / k-2020-0520-3.2 / f-N,sc=dorian,k.C,chord=,RH=melody,LH=arpeggio,video=20200519-2208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kb,keyboard / 演奏、play / k-2020-0520-3.2 / f-N,sc=dorian,k.C,chord=,RH=melody,LH=arpeggio,video=20200519-2208">
            <text:p>:VIDEO / @自宅 / メモ / kb,keyboard / 演奏、play / k-2020-0520-3.2 / f-N,sc=dorian,k.C,chord=,RH=melody,LH=arpeggio,video=20200519-220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0_18-35-52_000.mp4</text:p>
          </table:table-cell>
          <table:table-cell table:style-name="ce6" office:value-type="string">
            <text:p>:VIDEO / @自宅 / メモ / kb,keyboard / 演奏、play / k-2020-0520-3.3 / f-N,sc=dorian,k.C,chord=C;C#;D,RH=melody,LH=poly,video=,note=5th,9th 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kb,keyboard / 演奏、play / k-2020-0520-3.3 / f-N,sc=dorian,k.C,chord=C;C#;D,RH=melody,LH=poly,video=,note=5th,9th ">
            <text:p>:VIDEO / @自宅 / メモ / kb,keyboard / 演奏、play / k-2020-0520-3.3 / f-N,sc=dorian,k.C,chord=C;C#;D,RH=melody,LH=poly,video=,note=5th,9th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0_19-01-22_000.mp4</text:p>
          </table:table-cell>
          <table:table-cell table:style-name="ce6" office:value-type="string">
            <text:p>:VIDEO / @自宅 / メモ / kb,keyboard / 演奏、play / k-2020-0520-3.4 / f-N,sc=phyrigian,k.C,chord=minor-1;major-flat-2,RH=,LH=,BH=melody;poly,video=video-5:4.45~,note=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kb,keyboard / 演奏、play / k-2020-0520-3.4 / f-N,sc=phyrigian,k.C,chord=minor-1;major-flat-2,RH=,LH=,BH=melody;poly,video=video-5:4.45~,note=">
            <text:p>:VIDEO / @自宅 / メモ / kb,keyboard / 演奏、play / k-2020-0520-3.4 / f-N,sc=phyrigian,k.C,chord=minor-1;major-flat-2,RH=,LH=,BH=melody;poly,video=video-5:4.45~,note=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0_21-47-46_000.mp4</text:p>
          </table:table-cell>
          <table:table-cell table:style-name="ce6" office:value-type="string">
            <text:p>:VIDEO / @自宅 / メモ / kb,keyboard / 演奏、play / k-2020-0520-4.1 / genre=f-N,sc=dorian,k.C,chord=C;D,RH=octave-2-notes,LH=arpeggio,BH=,video=,note=,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kb,keyboard / 演奏、play / k-2020-0520-4.1 / genre=f-N,sc=dorian,k.C,chord=C;D,RH=octave-2-notes,LH=arpeggio,BH=,video=,note=,">
            <text:p>:VIDEO / @自宅 / メモ / kb,keyboard / 演奏、play / k-2020-0520-4.1 / genre=f-N,sc=dorian,k.C,chord=C;D,RH=octave-2-notes,LH=arpeggio,BH=,video=,note=,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0_22-36-16_000.m4a</text:p>
          </table:table-cell>
          <table:table-cell table:style-name="ce6" office:value-type="string">
            <text:p>:VOICE-MEMO / @自宅 / 思ったこと / diary / 「知識」とは、身体的な知識を含む；その種の知識も作ろう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OICE-MEMO / @自宅 / 思ったこと / diary / 「知識」とは、身体的な知識を含む；その種の知識も作ろう">
            <text:p>:VOICE-MEMO / @自宅 / 思ったこと / diary / 「知識」とは、身体的な知識を含む；その種の知識も作ろう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21_10-23-43_000.mid</text:p>
          </table:table-cell>
          <table:table-cell table:style-name="ce6" office:value-type="string">
            <text:p>:in-mid / app=perfect-piano / 演奏、play / id-2020-0521-1 / category=melody,inst=piano,source=inhead,k.C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in-mid / app=perfect-piano / 演奏、play / id-2020-0521-1 / category=melody,inst=piano,source=inhead,k.C">
            <text:p>:in-mid / app=perfect-piano / 演奏、play / id-2020-0521-1 / category=melody,inst=piano,source=inhead,k.C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2020/05/21</text:date>, <text:time>13:2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1T13:26:43.60</dc:date>
    <dc:creator>iwabuchi ken</dc:creator>
    <meta:editing-duration>P21DT48M57S</meta:editing-duration>
    <meta:editing-cycles>8185</meta:editing-cycles>
    <meta:document-statistic meta:table-count="1" meta:cell-count="450" meta:object-count="0"/>
  </office:meta>
</office:document-meta>
</file>